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00" draw:marker-start="" draw:marker-start-width="0.242cm" draw:marker-end="Diamond_20_unfilled" draw:marker-end-width="0.356cm" draw:fill="none" draw:textarea-vertical-align="middle" fo:padding-top="0.139cm" fo:padding-bottom="0.139cm" fo:padding-left="0.264cm" fo:padding-right="0.264cm" draw:shadow-offset-x="0.203cm" draw:shadow-offset-y="0.203cm" loext:decorative="false"/>
    </style:style>
    <style:style style:name="gr2" style:family="graphic" style:parent-style-name="objectwithoutfill">
      <style:graphic-properties svg:stroke-width="0.028cm" svg:stroke-color="#000000" draw:marker-start="" draw:marker-start-width="0.242cm" draw:marker-end="Arrow_20_large" draw:marker-end-width="0.356cm" draw:fill="none" draw:textarea-vertical-align="middle" fo:padding-top="0.139cm" fo:padding-bottom="0.139cm" fo:padding-left="0.264cm" fo:padding-right="0.264cm" draw:shadow-offset-x="0.203cm" draw:shadow-offset-y="0.203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000000" draw:marker-start="Diamond_20_unfilled" draw:marker-end="Diamond_20_unfilled" svg:stroke-opacity="100%" draw:fill="none" loext:fill-use-slide-background="false" draw:textarea-horizontal-align="justify" draw:textarea-vertical-align="middle" draw:auto-grow-height="false" fo:min-height="3.814cm" fo:min-width="6.612cm" loext:decorative="false"/>
    </style:style>
    <style:style style:name="gr5" style:family="graphic" style:parent-style-name="standard">
      <style:graphic-properties draw:stroke="none" svg:stroke-color="#000000" draw:marker-start="Diamond_20_unfilled" draw:marker-end="Diamond_20_unfilled" draw:fill="none" draw:fill-color="#ffffff" draw:textarea-vertical-align="middle" fo:min-height="3.877cm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start="" draw:marker-end="" draw:fill="none" draw:textarea-vertical-align="middle" loext:decorative="false"/>
    </style:style>
    <style:style style:name="gr7" style:family="graphic" style:parent-style-name="standard">
      <style:graphic-properties svg:stroke-color="#000000" draw:marker-start="Diamond_20_unfilled" draw:marker-end="Diamond_20_unfilled" svg:stroke-opacity="100%" draw:fill="none" loext:fill-use-slide-background="false" draw:textarea-horizontal-align="justify" draw:textarea-vertical-align="middle" draw:auto-grow-height="false" fo:min-height="2.563cm" fo:min-width="7.12cm" loext:decorative="false"/>
    </style:style>
    <style:style style:name="gr8" style:family="graphic" style:parent-style-name="standard">
      <style:graphic-properties draw:stroke="none" svg:stroke-color="#000000" draw:marker-start="Diamond_20_unfilled" draw:marker-end="Diamond_20_unfilled" draw:fill="none" draw:fill-color="#ffffff" draw:textarea-vertical-align="middle" fo:min-height="2.607cm" loext:decorative="false"/>
      <style:paragraph-properties style:writing-mode="lr-tb"/>
    </style:style>
    <style:style style:name="gr9" style:family="graphic" style:parent-style-name="standard">
      <style:graphic-properties svg:stroke-color="#ff0000" draw:marker-start="Diamond_20_unfilled" draw:marker-end="Diamond_20_unfilled" draw:fill-color="#ff0000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svg:stroke-color="#000000" draw:marker-start="Diamond_20_unfilled" draw:marker-end="Diamond_20_unfilled" svg:stroke-opacity="100%" draw:fill="none" loext:fill-use-slide-background="false" draw:textarea-horizontal-align="justify" draw:textarea-vertical-align="middle" draw:auto-grow-height="false" fo:min-height="2.563cm" fo:min-width="5.85cm" loext:decorative="false"/>
    </style:style>
    <style:style style:name="gr11" style:family="graphic" style:parent-style-name="standard">
      <style:graphic-properties svg:stroke-color="#000000" draw:marker-start="Diamond_20_unfilled" draw:marker-end="Diamond_20_unfilled" svg:stroke-opacity="100%" draw:fill="none" loext:fill-use-slide-background="false" draw:textarea-horizontal-align="justify" draw:textarea-vertical-align="middle" draw:auto-grow-height="false" fo:min-height="2.251cm" fo:min-width="5.977cm" loext:decorative="false"/>
    </style:style>
    <style:style style:name="gr12" style:family="graphic" style:parent-style-name="standard">
      <style:graphic-properties draw:stroke="none" svg:stroke-color="#000000" draw:marker-start="Diamond_20_unfilled" draw:marker-end="Diamond_20_unfilled" draw:fill="none" draw:fill-color="#ffffff" draw:textarea-vertical-align="middle" fo:min-height="2.29cm" loext:decorative="false"/>
      <style:paragraph-properties style:writing-mode="lr-tb"/>
    </style:style>
    <style:style style:name="gr13" style:family="graphic" style:parent-style-name="standard">
      <style:graphic-properties svg:stroke-color="#000000" draw:marker-start="Diamond_20_unfilled" draw:marker-end="Diamond_20_unfilled" svg:stroke-opacity="100%" draw:fill="none" loext:fill-use-slide-background="false" draw:textarea-horizontal-align="justify" draw:textarea-vertical-align="middle" draw:auto-grow-height="false" fo:min-height="1.313cm" fo:min-width="4.58cm" loext:decorative="false"/>
    </style:style>
    <style:style style:name="gr14" style:family="graphic" style:parent-style-name="standard">
      <style:graphic-properties draw:stroke="none" svg:stroke-color="#000000" draw:marker-start="Diamond_20_unfilled" draw:marker-end="Diamond_20_unfilled" draw:fill="none" draw:fill-color="#ffffff" draw:textarea-vertical-align="middle" fo:min-height="1.337cm" loext:decorative="false"/>
      <style:paragraph-properties style:writing-mode="lr-tb"/>
    </style:style>
    <style:style style:name="gr15" style:family="graphic" style:parent-style-name="standard">
      <style:graphic-properties svg:stroke-color="#000000" draw:marker-start="Diamond_20_unfilled" draw:marker-end="Diamond_20_unfilled" svg:stroke-opacity="100%" draw:fill="none" loext:fill-use-slide-background="false" draw:textarea-horizontal-align="justify" draw:textarea-vertical-align="middle" draw:auto-grow-height="false" fo:min-height="1.313cm" fo:min-width="5.533cm" loext:decorative="false"/>
    </style:style>
    <style:style style:name="gr16" style:family="graphic" style:parent-style-name="standard">
      <style:graphic-properties svg:stroke-color="#000000" draw:marker-start="Diamond_20_unfilled" draw:marker-end="Diamond_20_unfilled" svg:stroke-opacity="100%" draw:fill="none" loext:fill-use-slide-background="false" draw:textarea-horizontal-align="justify" draw:textarea-vertical-align="middle" draw:auto-grow-height="false" fo:min-height="2.25cm" fo:min-width="5.66cm" loext:decorative="false"/>
    </style:style>
    <style:style style:name="gr17" style:family="graphic" style:parent-style-name="standard">
      <style:graphic-properties draw:stroke="none" svg:stroke-color="#000000" draw:marker-start="Diamond_20_unfilled" draw:marker-end="Diamond_20_unfilled" draw:fill="none" draw:fill-color="#ffffff" draw:textarea-vertical-align="middle" fo:min-height="2.28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9.43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605cm" svg:y1="13.7cm" svg:x2="15.605cm" svg:y2="12.112cm">
          <text:p/>
        </draw:line>
        <draw:line draw:style-name="gr2" draw:text-style-name="P1" draw:layer="layout" svg:x1="12.747cm" svg:y1="12.112cm" svg:x2="10.207cm" svg:y2="17.51cm">
          <text:p/>
        </draw:line>
        <draw:g draw:style-name="gr3">
          <draw:g draw:style-name="gr3">
            <draw:g draw:style-name="gr3">
              <draw:custom-shape draw:style-name="gr4" draw:text-style-name="P1" draw:layer="layout" svg:width="7.112cm" svg:height="4.064cm" svg:x="11.805cm" svg:y="2.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5" draw:text-style-name="P3" draw:layer="layout" svg:width="7.112cm" svg:height="4.127cm" svg:x="11.795cm" svg:y="2.27cm">
                <draw:text-box>
                  <text:p text:style-name="P2">FroggerGame</text:p>
                  <text:p text:style-name="P2">start()</text:p>
                </draw:text-box>
              </draw:frame>
            </draw:g>
          </draw:g>
          <draw:line draw:style-name="gr6" draw:text-style-name="P1" draw:layer="layout" svg:x1="11.795cm" svg:y1="6.08cm" svg:x2="18.907cm" svg:y2="6.08cm">
            <text:p/>
          </draw:line>
        </draw:g>
        <draw:line draw:style-name="gr2" draw:text-style-name="P1" draw:layer="layout" svg:x1="11.795cm" svg:y1="4.492cm" svg:x2="10.207cm" svg:y2="4.492cm">
          <text:p/>
        </draw:line>
        <draw:g draw:style-name="gr3">
          <draw:g draw:style-name="gr3">
            <draw:custom-shape draw:style-name="gr4" draw:text-style-name="P1" draw:layer="layout" svg:width="7.112cm" svg:height="4.064cm" svg:x="3.73cm" svg:y="9.38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7.112cm" svg:height="4.127cm" svg:x="3.73cm" svg:y="9.385cm">
              <draw:text-box>
                <text:p text:style-name="P2">Frog</text:p>
              </draw:text-box>
            </draw:frame>
          </draw:g>
        </draw:g>
        <draw:g draw:style-name="gr3">
          <draw:g draw:style-name="gr3">
            <draw:custom-shape draw:style-name="gr4" draw:text-style-name="P1" draw:layer="layout" svg:width="7.112cm" svg:height="4.064cm" svg:x="12.303cm" svg:y="7.98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7.112cm" svg:height="4.127cm" svg:x="12.303cm" svg:y="7.985cm">
              <draw:text-box>
                <text:p text:style-name="P2">Background</text:p>
              </draw:text-box>
            </draw:frame>
          </draw:g>
        </draw:g>
        <draw:line draw:style-name="gr1" draw:text-style-name="P1" draw:layer="layout" svg:x1="7.667cm" svg:y1="9.255cm" svg:x2="7.667cm" svg:y2="5.127cm">
          <text:p/>
        </draw:line>
        <draw:line draw:style-name="gr1" draw:text-style-name="P1" draw:layer="layout" svg:x1="15.605cm" svg:y1="7.985cm" svg:x2="9.572cm" svg:y2="5.127cm">
          <text:p/>
        </draw:line>
        <draw:g draw:style-name="gr3">
          <draw:g draw:style-name="gr3">
            <draw:custom-shape draw:style-name="gr7" draw:text-style-name="P1" draw:layer="layout" svg:width="7.62cm" svg:height="2.813cm" svg:x="13.065cm" svg:y="13.7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3" draw:layer="layout" svg:width="7.62cm" svg:height="2.857cm" svg:x="13.065cm" svg:y="13.7cm">
              <draw:text-box>
                <text:p text:style-name="P2">BackgroundPieceFactory</text:p>
              </draw:text-box>
            </draw:frame>
          </draw:g>
        </draw:g>
        <draw:g draw:style-name="gr3">
          <draw:custom-shape draw:style-name="gr9" draw:text-style-name="P4" draw:layer="layout" svg:width="0.851cm" svg:height="0.669cm" svg:x="3.857cm" svg:y="2.272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g draw:style-name="gr3">
            <draw:g draw:style-name="gr3">
              <draw:custom-shape draw:style-name="gr10" draw:text-style-name="P1" draw:layer="layout" svg:width="6.35cm" svg:height="2.813cm" svg:x="3.857cm" svg:y="2.27cm">
                <text:p/>
                <draw:enhanced-geometry svg:viewBox="0 0 21600 21600" draw:type="rectangle" draw:enhanced-path="M 0 0 L 21600 0 21600 21600 0 21600 0 0 Z N"/>
              </draw:custom-shape>
              <draw:frame draw:style-name="gr8" draw:text-style-name="P3" draw:layer="layout" svg:width="6.35cm" svg:height="2.857cm" svg:x="3.857cm" svg:y="2.27cm">
                <draw:text-box>
                  <text:p text:style-name="P2">Game</text:p>
                </draw:text-box>
              </draw:frame>
            </draw:g>
          </draw:g>
        </draw:g>
        <draw:g draw:style-name="gr3">
          <draw:g draw:style-name="gr3">
            <draw:custom-shape draw:style-name="gr11" draw:text-style-name="P1" draw:layer="layout" svg:width="6.477cm" svg:height="2.501cm" svg:x="6.905cm" svg:y="17.51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3" draw:layer="layout" svg:width="6.477cm" svg:height="2.54cm" svg:x="6.905cm" svg:y="17.51cm">
              <draw:text-box>
                <text:p text:style-name="P2">BackgroundPiece</text:p>
              </draw:text-box>
            </draw:frame>
          </draw:g>
        </draw:g>
        <draw:g draw:style-name="gr3">
          <draw:g draw:style-name="gr3">
            <draw:custom-shape draw:style-name="gr13" draw:text-style-name="P1" draw:layer="layout" svg:width="5.08cm" svg:height="1.563cm" svg:x="10.525cm" svg:y="20.368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3" draw:layer="layout" svg:width="5.08cm" svg:height="1.587cm" svg:x="10.525cm" svg:y="20.368cm">
              <draw:text-box>
                <text:p text:style-name="P2">FloatFactory</text:p>
              </draw:text-box>
            </draw:frame>
          </draw:g>
        </draw:g>
        <draw:g draw:style-name="gr3">
          <draw:g draw:style-name="gr3">
            <draw:custom-shape draw:style-name="gr15" draw:text-style-name="P1" draw:layer="layout" svg:width="6.033cm" svg:height="1.563cm" svg:x="15.922cm" svg:y="20.35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3" draw:layer="layout" svg:width="6.033cm" svg:height="1.587cm" svg:x="15.922cm" svg:y="20.35cm">
              <draw:text-box>
                <text:p text:style-name="P2">VehicleFactory</text:p>
              </draw:text-box>
            </draw:frame>
          </draw:g>
        </draw:g>
        <draw:line draw:style-name="gr1" draw:text-style-name="P1" draw:layer="layout" svg:x1="14.017cm" svg:y1="20.367cm" svg:x2="15.922cm" svg:y2="16.557cm">
          <text:p/>
        </draw:line>
        <draw:line draw:style-name="gr1" draw:text-style-name="P1" draw:layer="layout" svg:x1="19.415cm" svg:y1="20.367cm" svg:x2="17.192cm" svg:y2="16.557cm">
          <text:p/>
        </draw:line>
        <draw:g draw:style-name="gr3">
          <draw:g draw:style-name="gr3">
            <draw:custom-shape draw:style-name="gr15" draw:text-style-name="P1" draw:layer="layout" svg:width="6.033cm" svg:height="1.563cm" svg:x="8.302cm" svg:y="23.542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3" draw:layer="layout" svg:width="6.033cm" svg:height="1.587cm" svg:x="8.302cm" svg:y="23.542cm">
              <draw:text-box>
                <text:p text:style-name="P2">LeftMover</text:p>
              </draw:text-box>
            </draw:frame>
          </draw:g>
        </draw:g>
        <draw:g draw:style-name="gr3">
          <draw:g draw:style-name="gr3">
            <draw:custom-shape draw:style-name="gr15" draw:text-style-name="P1" draw:layer="layout" svg:width="6.033cm" svg:height="1.563cm" svg:x="15.287cm" svg:y="23.543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3" draw:layer="layout" svg:width="6.033cm" svg:height="1.587cm" svg:x="15.287cm" svg:y="23.543cm">
              <draw:text-box>
                <text:p text:style-name="P2">RightMover</text:p>
              </draw:text-box>
            </draw:frame>
          </draw:g>
        </draw:g>
        <draw:line draw:style-name="gr2" draw:text-style-name="P1" draw:layer="layout" svg:x1="12.747cm" svg:y1="21.955cm" svg:x2="11.16cm" svg:y2="23.542cm">
          <text:p/>
        </draw:line>
        <draw:line draw:style-name="gr2" draw:text-style-name="P1" draw:layer="layout" svg:x1="18.145cm" svg:y1="21.955cm" svg:x2="18.462cm" svg:y2="23.542cm">
          <text:p/>
        </draw:line>
        <draw:line draw:style-name="gr2" draw:text-style-name="P1" draw:layer="layout" svg:x1="14.017cm" svg:y1="21.955cm" svg:x2="17.51cm" svg:y2="23.542cm">
          <text:p/>
        </draw:line>
        <draw:line draw:style-name="gr2" draw:text-style-name="P1" draw:layer="layout" svg:x1="17.192cm" svg:y1="21.955cm" svg:x2="13.065cm" svg:y2="23.46cm">
          <text:p/>
        </draw:line>
        <draw:g draw:style-name="gr3">
          <draw:g draw:style-name="gr3">
            <draw:g draw:style-name="gr3">
              <draw:custom-shape draw:style-name="gr16" draw:text-style-name="P1" draw:layer="layout" svg:width="6.16cm" svg:height="2.5cm" svg:x="0.375cm" svg:y="6.09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7" draw:text-style-name="P3" draw:layer="layout" svg:width="6.16cm" svg:height="2.538cm" svg:x="0.366cm" svg:y="6.082cm">
                <draw:text-box>
                  <text:p text:style-name="P2">play()</text:p>
                </draw:text-box>
              </draw:frame>
            </draw:g>
          </draw:g>
          <draw:line draw:style-name="gr6" draw:text-style-name="P1" draw:layer="layout" svg:x1="0.366cm" svg:y1="8.421cm" svg:x2="6.526cm" svg:y2="8.421cm">
            <text:p/>
          </draw:line>
          <draw:custom-shape draw:style-name="gr9" draw:text-style-name="P4" draw:layer="layout" svg:width="0.825cm" svg:height="0.594cm" svg:x="0.365cm" svg:y="6.08cm">
            <text:p/>
            <draw:enhanced-geometry svg:viewBox="0 0 21600 21600" draw:mirror-vertical="true" draw:glue-points="0 0 0 10800 0 21600 10800 21600 21600 21600 10800 10800" draw:text-areas="1900 12700 12700 19700" draw:mirror-horizontal="false" draw:type="right-triangle" draw:enhanced-path="M 0 0 L 21600 21600 0 21600 0 0 Z N"/>
          </draw:custom-shape>
        </draw:g>
        <draw:line draw:style-name="gr1" draw:text-style-name="P1" draw:layer="layout" svg:x1="3.857cm" svg:y1="6.08cm" svg:x2="7.667cm" svg:y2="5.134cm">
          <text:p/>
        </draw:line>
      </draw:page>
      <draw:page draw:name="page2" draw:style-name="dp1" draw:master-page-name="Default">
        <draw:frame draw:style-name="gr18" draw:text-style-name="P5" draw:layer="layout" svg:width="17.462cm" svg:height="21.581cm" svg:x="1.635cm" svg:y="2.27cm">
          <draw:text-box>
            <text:p>FroggerGame: main function. Start() begins the game.</text:p>
            <text:p/>
            <text:p>Game: runs the game in real time.</text:p>
            <text:p>- keyListener calls Frog.moveFrog when a key on the keyboard is pressed.</text:p>
            <text:p>- win() and lose() functions as well as reset()</text:p>
            <text:p>- checkCollisions(), checkSplash(), checkBounds(), and checkLilypad() determine if the player has lost</text:p>
            <text:p>- also keeps track of the number of wins</text:p>
            <text:p>Game.play() runs the Animation Timer throughout the whole game.</text:p>
            <text:p/>
            <text:p>Frog: sets up the player’s frog character.</text:p>
            <text:p>MoveFrog() runs throughout the game whenever an arrow key is pressed</text:p>
            <text:p/>
            <text:p>Background: sets up the background of the game = 13 rows in total with three green areas (top, middle, bottom), a river, and a road.</text:p>
            <text:p>- setupPieces(int, Pane) calls BackgroundPieceFactory() to create the pieces and handles lilypads using makeLilyPad(int, int)</text:p>
            <text:p>- move() calls each of the backgroundPieces’ move function </text:p>
            <text:p/>
            <text:p>BackgroundPiece: class for each of the moving pieces in the background of the board.</text:p>
            <text:p>Each piece is defined by the row its in, its speed (includes its direction), width, fill image, and type</text:p>
            <text:p/>
            <text:p/>
          </draw:text-box>
        </draw:frame>
      </draw:page>
      <draw:page draw:name="page3" draw:style-name="dp1" draw:master-page-name="Default">
        <draw:frame draw:style-name="gr18" draw:text-style-name="P5" draw:layer="layout" svg:width="17.462cm" svg:height="21.581cm" svg:x="1.635cm" svg:y="2.27cm">
          <draw:text-box>
            <text:p>BackgroundPieceFactory: class to call different factories and movers based on the row a piece is in (river or road) and which direction its going</text:p>
            <text:p/>
            <text:p>LocationFactory: interface for the mover classes</text:p>
            <text:p/>
            <text:p>Vehicle Factory: implements LocationFactory’s methods to make a RightMover and LeftMover</text:p>
            <text:p>- creates the green cars and tractors going right in the road</text:p>
            <text:p>- creates the trucks, purple cars, and yellow cars going left in the road</text:p>
            <text:p>- each vehicle has different spacing requirements and has a set number of vehicles per row</text:p>
            <text:p/>
            <text:p>FloatFactory: also implements LocationFactory</text:p>
            <text:p>- the logs are RightMovers and the turtles are LeftMovers</text:p>
            <text:p>- they vary in width, spacing, and number as well</text:p>
            <text:p/>
            <text:p>LeftMover: child of BackgroundPiece</text:p>
            <text:p>- all pieces move to the left on screen but speed varies</text:p>
            <text:p/>
            <text:p>RightMover: child of BackgroundPiece</text:p>
            <text:p>- all pieces move to the right on screen but speed varies</text:p>
            <text:p/>
            <text:p/>
            <text:p/>
            <text:p/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2T14:35:32.641292427</meta:creation-date>
    <dc:date>2023-10-23T00:00:40.696000000</dc:date>
    <meta:editing-duration>P16DT3H5M</meta:editing-duration>
    <meta:editing-cycles>19</meta:editing-cycles>
    <meta:generator>LibreOffice/7.6.1.2$Windows_X86_64 LibreOffice_project/f5defcebd022c5bc36bbb79be232cb6926d8f674</meta:generator>
    <meta:document-statistic meta:object-count="65"/>
  </office:meta>
</office:document-meta>
</file>